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YPEJ+ArialNarrow" svg:font-family="APYPEJ+ArialNarrow"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ZFQTM+ArialMT" svg:font-family="PZFQTM+ArialMT" style:font-family-generic="roman" style:font-pitch="variable"/>
  </office:font-face-decls>
  <office:automatic-styles>
    <style:style style:name="P1" style:family="paragraph" style:parent-style-name="Standard">
      <style:text-properties officeooo:rsid="001aa08d" officeooo:paragraph-rsid="001aa08d"/>
    </style:style>
    <style:style style:name="P2" style:family="paragraph" style:parent-style-name="Standard">
      <style:text-properties officeooo:rsid="001aa08d" officeooo:paragraph-rsid="001aa08d"/>
    </style:style>
    <style:style style:name="P3" style:family="paragraph" style:parent-style-name="Standard">
      <style:paragraph-properties fo:break-before="page"/>
      <style:text-properties officeooo:rsid="001aa08d" officeooo:paragraph-rsid="001aa08d"/>
    </style:style>
    <style:style style:name="P4" style:family="paragraph" style:parent-style-name="Standard">
      <style:text-properties officeooo:rsid="001aa08d" officeooo:paragraph-rsid="001aa818"/>
    </style:style>
    <style:style style:name="P5" style:family="paragraph" style:parent-style-name="Standard">
      <style:text-properties officeooo:rsid="001aa818" officeooo:paragraph-rsid="001aa818"/>
    </style:style>
    <style:style style:name="P6" style:family="paragraph" style:parent-style-name="Standard">
      <style:paragraph-properties fo:text-align="center" style:justify-single-word="false"/>
      <style:text-properties officeooo:rsid="001aa818" officeooo:paragraph-rsid="001aa818"/>
    </style:style>
    <style:style style:name="P7" style:family="paragraph" style:parent-style-name="Standard">
      <style:paragraph-properties fo:text-align="center" style:justify-single-word="false"/>
      <style:text-properties fo:font-weight="bold" officeooo:rsid="001aa818" officeooo:paragraph-rsid="001aa818" style:font-weight-asian="bold" style:font-weight-complex="bold"/>
    </style:style>
    <style:style style:name="P8" style:family="paragraph" style:parent-style-name="Standard">
      <style:paragraph-properties fo:text-align="center" style:justify-single-word="false" fo:break-before="page"/>
      <style:text-properties fo:font-weight="bold" officeooo:rsid="001aa818" officeooo:paragraph-rsid="001aa818" style:font-weight-asian="bold" style:font-weight-complex="bold"/>
    </style:style>
    <style:style style:name="P9" style:family="paragraph" style:parent-style-name="Standard">
      <style:paragraph-properties fo:text-align="center" style:justify-single-word="false"/>
      <style:text-properties fo:font-weight="bold" officeooo:rsid="001aa08d" officeooo:paragraph-rsid="001aa08d" style:font-weight-asian="bold" style:font-weight-complex="bold"/>
    </style:style>
    <style:style style:name="T1" style:family="text">
      <style:text-properties officeooo:rsid="001aa818"/>
    </style:style>
    <style:style style:name="T2" style:family="text">
      <style:text-properties fo:font-weight="bold" style:font-weight-asian="bold" style:font-weight-complex="bold"/>
    </style:style>
    <style:style style:name="T3" style:family="text">
      <style:text-properties fo:font-weight="bold" officeooo:rsid="001aa81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BJETIVOS PRINCIPALES</text:p>
      <text:p text:style-name="P7"/>
      <text:p text:style-name="P1">Todas las paginas cumplen con los criterios de homogeneidad y consistencia</text:p>
      <text:p text:style-name="P1"/>
      <text:p text:style-name="P1">El objetivo es comunicar algo con el fin de vender o informar</text:p>
      <text:p text:style-name="P1"/>
      <text:p text:style-name="P1">la primera impresión visual influye sobre el usuario de forma notable</text:p>
      <text:p text:style-name="P1"/>
      <text:p text:style-name="P1">El color puede terminar el éxito o el fracaso de un sitio web</text:p>
      <text:p text:style-name="P1"/>
      <text:p text:style-name="P1">el color tiene que estar en consonancia con el tipo de contenido de la web</text:p>
      <text:p text:style-name="P1"/>
      <text:p text:style-name="P1">el color tiene significados no verbales y es clave para captar la atención de los usuarios</text:p>
      <text:p text:style-name="P1"/>
      <text:p text:style-name="P1">la intensidad del rgb se representa en hexadecimal FF FF FF con 2 para cada uno</text:p>
      <text:p text:style-name="P1"/>
      <text:p text:style-name="P1">para hacer un color mas oscuro, reducir la intensidad</text:p>
      <text:p text:style-name="P1"/>
      <text:p text:style-name="P1">mezclando los primarios rojo,verde y azul, obtenemos los secundarios, magenta c<text:span text:style-name="T1">í</text:span>an y amarillo</text:p>
      <text:p text:style-name="P1"/>
      <text:p text:style-name="P9"><text:tab/><text:span text:style-name="T1">PROPIEDADES DEL COLOR</text:span></text:p>
      <text:p text:style-name="P9"/>
      <text:p text:style-name="P1"><text:span text:style-name="T3">Tono</text:span><text:span text:style-name="T1">: </text:span>(todos los del <text:span text:style-name="T1">circulo</text:span> <text:span text:style-name="T1">cromático</text:span>) va desde el centro hacia afuera</text:p>
      <text:p text:style-name="P1"><text:span text:style-name="T3">Matiz</text:span><text:span text:style-name="T1">: </text:span>(tendencia de un color hacia otro) va desde el color hacia los laterales de este</text:p>
      <text:p text:style-name="P1"><text:span text:style-name="T3">Saturación</text:span>: 100% es el color puro y 0% es un tono gris</text:p>
      <text:p text:style-name="P1"><text:span text:style-name="T3">Brillo</text:span>: <text:span text:style-name="T1">E</text:span>s el grado de luz que tiene el color haciendo que sea mas claro u oscuro al 0% es negro</text:p>
      <text:p text:style-name="P1"/>
      <text:p text:style-name="P7">CLASIFICACIÓN DE COLORES</text:p>
      <text:p text:style-name="P1"><text:span text:style-name="T1">cálidos</text:span> y fr<text:span text:style-name="T1">í</text:span>os</text:p>
      <text:p text:style-name="P1">oscuros y claros</text:p>
      <text:p text:style-name="P1">pastel o apagados</text:p>
      <text:p text:style-name="P1">escala de grises</text:p>
      <text:p text:style-name="P1"/>
      <text:p text:style-name="P1">Los colores sucios o apagados expresan oscuridad, seriedad, mientras que los pastel sugieren luz, frescura y naturalidad y se obtienen según luminosidad</text:p>
      <text:p text:style-name="P1"/>
      <text:p text:style-name="P7"/>
      <text:p text:style-name="P8">ARMONÍA DE COLOR</text:p>
      <text:p text:style-name="P7"/>
      <text:p text:style-name="P1">algunas combinaciones de color son agradables pero otras dañan la vista</text:p>
      <text:p text:style-name="P1"/>
      <text:p text:style-name="P1"><text:span text:style-name="T3">Complementarios</text:span>: los que están uno enfrente del otro, se usa uno para el fondo y otro para resaltar elementos importantes</text:p>
      <text:p text:style-name="P1"/>
      <text:p text:style-name="P1"><text:span text:style-name="T3">Análogos o Adyacente</text:span><text:span text:style-name="T2">s</text:span>: son los que están a los lados del color, se usa para crear diseños serenos y confortables</text:p>
      <text:p text:style-name="P1"/>
      <text:p text:style-name="P1"><text:span text:style-name="T3">Triada</text:span>: se encuentran a la misma distancia formando un triangulo, se considera el mejor esquema de color y se usa uno para el fondo y los otros 2 para el contenido y resaltar areas</text:p>
      <text:p text:style-name="P1">otros tipos de triada: 90 y 120 grados</text:p>
      <text:p text:style-name="P1"/>
      <text:p text:style-name="P1"><text:span text:style-name="T3">C</text:span><text:span text:style-name="T2">omplementarios adyacentes</text:span>: se coge un color y se combina con dos adyacentes de su complementario</text:p>
      <text:p text:style-name="P1"/>
      <text:p text:style-name="P1"><text:span text:style-name="T3">R</text:span><text:span text:style-name="T2">ectangulares o </text:span><text:span text:style-name="T3">T</text:span><text:span text:style-name="T2">etraedros</text:span>: utiliza dos parejas de colores complementarios, funciona si uno se establece como dominante </text:p>
      <text:p text:style-name="P1"/>
      <text:p text:style-name="P1"><text:span text:style-name="T3">C</text:span><text:span text:style-name="T2">uadrados</text:span>: utiliza un cuadrado o rombo en la rueda de colores, al ofrecer tantos colores puede ser un problema para conseguir buena armonía</text:p>
      <text:p text:style-name="P1"/>
      <text:p text:style-name="P1"/>
      <text:p text:style-name="P7">ARMONíA ENTRE LAYOUT E IMÁGENES</text:p>
      <text:p text:style-name="P1"><text:span text:style-name="T1">S</text:span>e puede obtener los colores del logo de la empresa y coordinar el color de las im<text:span text:style-name="T1">á</text:span>genes con los colores de la web</text:p>
      <text:p text:style-name="P1"/>
      <text:p text:style-name="P7">TIPOGRAFÍA</text:p>
      <text:p text:style-name="P1">hay que tener en cuenta que todos los navegadores no soportan las mismas fuentes, el contenido tiene que verse igual en todos los navegadores en medida de lo posible, siendo una fuente adecuada y legible</text:p>
      <text:p text:style-name="P1"/>
      <text:p text:style-name="P7">FORMAS DE ELEGIR FUENTES</text:p>
      <text:p text:style-name="P1"><text:span text:style-name="T3">S</text:span><text:span text:style-name="T2">afe fonts</text:span>: son fuentes seguras que contienen todos los navegadores de la actualidad</text:p>
      <text:p text:style-name="P1"><text:span text:style-name="T3">A</text:span><text:span text:style-name="T2">lojarlas en servidor</text:span>: cargar los archivos en el servidor para que el navegador acceda a la fuente</text:p>
      <text:p text:style-name="P1"><text:span text:style-name="T3">G</text:span><text:span text:style-name="T2">oogle fonts</text:span>: recopila<text:span text:style-name="T1">c</text:span>i<text:span text:style-name="T1">ó</text:span>n de fuentes de licencia abierta</text:p>
      <text:p text:style-name="P1"/>
      <text:p text:style-name="P1"><text:span text:style-name="T1">Con</text:span> <text:span text:style-name="T1">CSS</text:span> se puede indicar que un texto se use con diferentes fuentes, para que si una fuente no se puede utilizar, poder mostrar el contenida con una diferentes, no se recomienda usar mas de 3</text:p>
      <text:p text:style-name="P1"/>
      <text:p text:style-name="P1">cargar la fuente en el servidor con distintos tipos de archivos de fuente, ya que cada navegador usa un tipo de fuente <text:span text:style-name="T1">distinto</text:span> preferido</text:p>
      <text:p text:style-name="P1"/>
      <text:p text:style-name="P1">se recomienda usa la etiqueta link para importar las fuentes para reducir tiempos de carga, ya que realiza una llamada <text:span text:style-name="T1">asíncrona</text:span>, mientras que import bloquea las descargas que se hacen en el momento hasta que no llegue la fuente al navegadores</text:p>
      <text:p text:style-name="P1">si se usa import, hacerlo al <text:span text:style-name="T1">principio</text:span> de la hoja de estilos</text:p>
      <text:p text:style-name="P1"/>
      <text:p text:style-name="P1">no es lo mismo cargar una fuente y aplicarle un estilo cursiva que cargar la fuente con el estilo cursiva ya aplicados, ya que cada navegador aplica el <text:span text:style-name="T1">CSS</text:span> de manera diferentes,</text:p>
      <text:p text:style-name="P1">una vez cargada puede ser usada en cualquier parte de la hoja de estilos</text:p>
      <text:p text:style-name="P1"><text:soft-page-break/></text:p>
      <text:p text:style-name="P7">ICONOS</text:p>
      <text:p text:style-name="P1">utilizar iconos es buena practica para disminuir el texto , evita leer textos y ahorrar tiempo en visualizar</text:p>
      <text:p text:style-name="P1"/>
      <text:p text:style-name="P1">debe contener la menor cantidad de detalle, el usuario tiene que estar familiarizado con el icono ya que la interpretaci<text:span text:style-name="T1">ó</text:span>n es individual y subjetiva</text:p>
      <text:p text:style-name="P1"/>
      <text:p text:style-name="P1">un icono no siempre es interpretado mas r<text:span text:style-name="T1">á</text:span>pido que un texto</text:p>
      <text:p text:style-name="P1"/>
      <text:p text:style-name="P7">COMPONENTES DE UNA INTERFAZ WEB</text:p>
      <text:p text:style-name="P1"><text:span text:style-name="T3">C</text:span><text:span text:style-name="T2">abecera</text:span>: es rectangular y se encuentra en muchas formas de color con el logo a la izquierda y suele incluir fotos, un enlace a formulario de login o buscador, publicidad y enlaces importantes.</text:p>
      <text:p text:style-name="P4">hay paginas con diseños vanguardistas que no cumplen esto de la cabecera y ponen el logo en cualquier zona</text:p>
      <text:p text:style-name="P1"/>
      <text:p text:style-name="P4"><text:span text:style-name="T3">P</text:span><text:span text:style-name="T2">arte central con información</text:span>: el cuerpo de la pagina donde se sit<text:span text:style-name="T1">ú</text:span>a la informaci<text:span text:style-name="T1">ó</text:span>n ocupando entre el 50 y 80 % ubicado bajo la cabecera en la parte cent<text:span text:style-name="T1">r</text:span>al</text:p>
      <text:p text:style-name="P4">contiene t<text:span text:style-name="T1">í</text:span>tulos de secci<text:span text:style-name="T1">ó</text:span>n que digan donde se encuentra el usuario con una letra mas grande que la del contenido usando un color diferente para el titulo</text:p>
      <text:p text:style-name="P4">el contenido con el mismo diseño que el resto de la web</text:p>
      <text:p text:style-name="P4"/>
      <text:p text:style-name="P4"><text:span text:style-name="T3">P</text:span><text:span text:style-name="T2">ie de pagina</text:span>: se sit<text:span text:style-name="T1">ú</text:span>a en la parte inferior mostrando informaci<text:span text:style-name="T1">ó</text:span>n de ayuda, enlaces a otros servicios, informaci<text:span text:style-name="T1">ó</text:span>n de la empresa de la web o responsable, barra de redes sociales</text:p>
      <text:p text:style-name="P4"/>
      <text:p text:style-name="P4"><text:span text:style-name="T3">E</text:span><text:span text:style-name="T2">spacios en blanco</text:span>: el objetivo es dividir secciones para quitar peso visual del resto de elementos</text:p>
      <text:p text:style-name="P4"/>
      <text:p text:style-name="P1"><text:span text:style-name="T3">O</text:span><text:span text:style-name="T2">bjetivo</text:span>: identificar el sitio y crear una separaci<text:span text:style-name="T1">ó</text:span>n visual entre el borde superior y el contenido central</text:p>
      <text:p text:style-name="P1"/>
      <text:p text:style-name="P1"><text:span text:style-name="T3">S</text:span><text:span text:style-name="T2">istema de navegación</text:span>: men<text:span text:style-name="T1">ú</text:span>s formados por opciones para navegar por la pagina, <text:span text:style-name="T1">contienen</text:span> texto im<text:span text:style-name="T1">á</text:span>genes y efectos siendo la ubicación algo importante, debe de ser de c<text:span text:style-name="T1">ó</text:span>modo acceso</text:p>
      <text:p text:style-name="P1"/>
      <text:p text:style-name="P7">TIPOS DE MENÚS</text:p>
      <text:p text:style-name="P4"><text:span text:style-name="T1">los menús </text:span>se encuentran en la cabecera, debajo de la cabecera o en los laterales superiores</text:p>
      <text:p text:style-name="P4">si es demasiado grande, <text:span text:style-name="T1">se</text:span> utiliza versi<text:span text:style-name="T1">ó</text:span>n mas pequeña o reducida para m<text:span text:style-name="T1">ó</text:span>viles, si contiene mas de 5 elementos, usar <text:span text:style-name="T1">á</text:span>rbol</text:p>
      <text:p text:style-name="P4"/>
      <text:p text:style-name="P1"><text:span text:style-name="T3">Á</text:span><text:span text:style-name="T2">rbol:</text:span> desplegando opciones hacia abajo en forma de <text:span text:style-name="T1">á</text:span>rbol</text:p>
      <text:p text:style-name="P1"><text:span text:style-name="T3">C</text:span><text:span text:style-name="T2">ortinillas</text:span>: aparecen hacia abajo poner el rat<text:span text:style-name="T1">ó</text:span>n sobre el elemento </text:p>
      <text:p text:style-name="P1"><text:span text:style-name="T3">P</text:span><text:span text:style-name="T2">estañas</text:span>: cambian el contenido según la pestaña en la que nos encontremos</text:p>
      <text:p text:style-name="P1"><text:span text:style-name="T3">M</text:span><text:span text:style-name="T2">igas de pan</text:span>: nos muestra la ubicación en la que estamos</text:p>
      <text:p text:style-name="P1"/>
      <text:p text:style-name="P3"/>
      <text:p text:style-name="P7">MAQUETACIÓN WEB</text:p>
      <text:p text:style-name="P1"><text:span text:style-name="T1">A</text:span>l maquetar separamos contenido de la pagina y el diseño, reduce tiempos de desarrollo</text:p>
      <text:p text:style-name="P1"/>
      <text:p text:style-name="P7">COMO MAQUETAR</text:p>
      <text:p text:style-name="P1"><text:span text:style-name="T3">Marcos</text:span>: dividen la web en partes y dentro de cada una se incluye una web nueva, frame y frameset obsoleta</text:p>
      <text:p text:style-name="P1"/>
      <text:p text:style-name="P4"><text:span text:style-name="T3">T</text:span><text:span text:style-name="T2">ablas</text:span>: se genera c<text:span text:style-name="T1">ó</text:span>digo dif<text:span text:style-name="T1">í</text:span>cil de entender, dif<text:span text:style-name="T1">í</text:span>cil an<text:span text:style-name="T1">á</text:span>lisis para navegadores, obsoleto</text:p>
      <text:p text:style-name="P1"/>
      <text:p text:style-name="P1"><text:span text:style-name="T3">C</text:span><text:span text:style-name="T2">apas flotantes</text:span>: <text:span text:style-name="T1">son los &lt;div&gt;, se colocan mediante hojas de estilos, modificando la hoja se cambia un estilo por otro, se denominan contenedores, pueden estar anidadas, contiene HTML y se pueden mover en cualquier posición e incluso solaparse</text:span></text:p>
      <text:p text:style-name="P1"/>
      <text:p text:style-name="P7">RESPONSIVE WEB DESIGN</text:p>
      <text:p text:style-name="P5">conjunto de técnicas destinadas a realizar diseños web, se tiene en cuenta la dimensión de todas las pantallas, velocidades de conexión y navegadores, los responsive web design tienen que garantizar que el sitio web se vea en todos los dispositivos existentes</text:p>
      <text:p text:style-name="P5"/>
      <text:p text:style-name="P5">antes los sitios web se diseñaban en 800x600 o 1024x786, pero con la aparición de móviles, tablet, teles y mas dispositivos se complicó.</text:p>
      <text:p text:style-name="P5">la primera solución fue crear web especificas por dispositivo, se hacían varias versiones del mismo sitio web</text:p>
      <text:p text:style-name="P5"/>
      <text:p text:style-name="P5">en la actualidad se necesitan diseños web adaptables para todos los dispositivos , así surgió responsive web gracias a html5 y css3</text:p>
      <text:p text:style-name="P5"/>
      <text:p text:style-name="P5">html5 se usa para todo el contenido de la web , haciéndolo adaptativo con css3 siendo el atributo display el mas aliado y las medias querys que son consultas a las características del dispositivo donde se visualiza la web</text:p>
      <text:p text:style-name="P6"/>
      <text:p text:style-name="P7">MOBILE FIRST</text:p>
      <text:p text:style-name="P5">filosofía de trabajo con la que se comienza a crear el sitio web primero para móviles y luego se va agrandando para los demás dispositivos siendo el html5 el mismo, cambiando solo css3, debemos quedarnos con la información esencial </text:p>
      <text:p text:style-name="P5"/>
      <text:p text:style-name="P7">DESKTOP FIRST</text:p>
      <text:p text:style-name="P5">es la técnica opuesta a mobile, se comienza diseñando para equipos de escritorio, siendo menos eficiente, ya que primero se carga la de escritorio y luego la de móvil, ya que en móvil, no se ejecutaran las medias queryes para preguntar por las características del teléfono, se ralentiza al ser mas limitado</text:p>
      <text:p text:style-name="P5"/>
      <text:p text:style-name="P7">MAPA DE NAVEGACIÓN</text:p>
      <text:p text:style-name="P5">esquema que permite anticipar cuales son las secciones en las que quedara divido el sitio web y la relación entre el contenido, permitiendo estructurar el contenido</text:p>
      <text:p text:style-name="P5"/>
      <text:p text:style-name="P7">PROTOTIPO MOCKUP Ó WIREFRAMING:</text:p>
      <text:p text:style-name="P5">es el borrador o modelo inicial por el cual se empieza a desarrollar, se hace un prototipo sencillo y económico con los elementos de la interfaz, los elementos comunes de todas las paginas y el orden y la disposición en las que se ven las paginas, así como la usabilidad y accesibilidad</text:p>
      <text:p text:style-name="P5"/>
      <text:p text:style-name="P5"/>
      <text:p text:style-name="P8">GUÍA DE ESTILOS</text:p>
      <text:p text:style-name="P5">documenta las reglas que se seguirán en el proceso de diseño, no existe estructura única pero hay cosas comunes como el objetivo y el tipo de usuario al que va dirigido el sitio web, los colores, la tipografía, los iconos, el diseño de la estructura, el mapa de navegación y preparar texto e imágenes</text:p>
      <text:p text:style-name="P5"/>
      <text:p text:style-name="P7">GESTORES DE CONTENIDO</text:p>
      <text:p text:style-name="P5">no siempre se diseña desde cero, hay gestores que permiten usar plantillas predefinidas como WordPress, permitiendo editar el contenido fácilmente y usando bases de datos para almacenar diseño y contenido</text:p>
      <text:p text:style-name="P5"/>
      <text:p text:style-name="P7">ITERACIÓN PERSONA ORDENADOR</text:p>
      <text:p text:style-name="P5">es el intercambio de información entre personas y ordenadores, los estándares de facto son normas aceptadas y ampliamente utiliz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YPEJ+ArialNarrow" svg:font-family="APYPEJ+ArialNarrow"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ZFQTM+ArialMT" svg:font-family="PZFQTM+Arial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APYPEJ+ArialNarrow" fo:font-family="APYPEJ+ArialNarrow" style:font-family-generic="roman" style:font-pitch="variable" fo:font-size="12pt"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0-17T16:39:00</meta:creation-date>
    <dc:date>2023-10-14T19:06:26.928000000</dc:date>
    <meta:editing-duration>PT2H53M11S</meta:editing-duration>
    <meta:editing-cycles>2</meta:editing-cycles>
    <meta:generator>LibreOffice/7.5.4.2$Windows_X86_64 LibreOffice_project/36ccfdc35048b057fd9854c757a8b67ec53977b6</meta:generator>
    <dc:title>unidad1DIW-2020</dc:title>
    <meta:document-statistic meta:table-count="0" meta:image-count="0" meta:object-count="0" meta:page-count="5" meta:paragraph-count="91" meta:word-count="1511" meta:character-count="8888" meta:non-whitespace-character-count="7464"/>
  </office:meta>
</office:document-meta>
</file>